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6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line draw:style-name="gr1" draw:layer="layout" svg:x1="2.627cm" svg:y1="2.763cm" svg:x2="2.627cm" svg:y2="1.702cm">
          <text:p/>
        </draw:line>
        <draw:path draw:style-name="gr2" draw:layer="layout" svg:width="1.459cm" svg:height="1.459cm" svg:x="1.874cm" svg:y="1.489cm" svg:viewBox="0 0 1460 1460" svg:d="M0 730c0-134 31-249 98-365s151-200 267-267 231-98 365-98 249 31 365 98 200 151 267 267 98 231 98 365-31 249-98 365-151 200-267 267-231 98-365 98c-134 0-249-31-365-98s-200-151-267-267-98-231-98-365z">
          <text:p/>
        </draw:path>
        <draw:frame draw:style-name="gr3" draw:layer="layout" svg:width="1.25cm" svg:height="0.639cm" svg:x="2.026cm" svg:y="0.9cm">
          <draw:text-box>
            <text:p text:style-name="P1"><text:span text:style-name="T1">ВКЛ. </text:span></text:p>
          </draw:text-box>
        </draw:frame>
        <draw:polygon draw:style-name="gr4" draw:layer="layout" svg:width="1.591cm" svg:height="0.397cm" svg:x="1.808cm" svg:y="2.02cm" svg:viewBox="0 0 1592 398" draw:points="1592,398 1592,0 0,0 0,398">
          <text:p/>
        </draw:polygon>
        <draw:polygon draw:style-name="gr2" draw:layer="layout" svg:width="1.591cm" svg:height="0.397cm" svg:x="1.808cm" svg:y="2.02cm" svg:viewBox="0 0 1592 398" draw:points="1592,398 1592,0 0,0 0,398">
          <text:p/>
        </draw:polygon>
        <draw:frame draw:style-name="gr3" draw:layer="layout" svg:width="1.26cm" svg:height="0.639cm" svg:x="0.651cm" svg:y="1.9cm">
          <draw:text-box>
            <text:p text:style-name="P1"><text:span text:style-name="T1">ОТКЛ. </text:span></text:p>
          </draw:text-box>
        </draw:frame>
        <draw:polygon draw:style-name="gr5" draw:layer="layout" svg:width="0.397cm" svg:height="0.131cm" svg:x="1.918cm" svg:y="2.149cm" svg:viewBox="0 0 398 132" draw:points="0,66 398,132 398,0">
          <text:p/>
        </draw:polygon>
        <draw:polygon draw:style-name="gr6" draw:layer="layout" svg:width="0.397cm" svg:height="0.131cm" svg:x="1.918cm" svg:y="2.149cm" svg:viewBox="0 0 398 132" draw:points="0,66 398,132 398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6" draw:display-name="Dash_6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0:50:47.265000000</meta:creation-date>
    <meta:editing-duration>PT10S</meta:editing-duration>
    <meta:editing-cycles>2</meta:editing-cycles>
    <meta:generator>LibreOffice/4.3.6.2$Windows_x86 LibreOffice_project/d50a87b2e514536ed401c18000dad4660b6a169e</meta:generator>
    <dc:date>2015-09-28T20:50:57.406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0:50:47.187000000"/>
  </office:meta>
</office:document-meta>
</file>